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3.5625in" fo:margin-left="1.7333in" table:align="left" style:writing-mode="lr-tb"/>
    </style:style>
    <style:style style:name="Tabela3.A" style:family="table-column">
      <style:table-column-properties style:column-width="3.5625in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0060f0" fo:padding="0.0104in" fo:border="none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" style:font-size-asian="10pt" style:language-asian="pt" style:country-asian="BR" style:font-name-complex="Courier New" style:font-size-complex="10pt"/>
    </style:style>
    <style:style style:name="P2" style:family="paragraph" style:parent-style-name="Standard">
      <style:paragraph-properties fo:margin-top="0.1945in" fo:margin-bottom="0.1945in" style:contextual-spacing="false" fo:line-height="100%"/>
      <style:text-properties fo:color="#0070e8" style:font-name="Times New Roman" fo:font-size="18pt" fo:font-weight="bold" style:font-name-asian="Times New Roman" style:font-size-asian="18pt" style:language-asian="pt" style:country-asian="BR" style:font-weight-asian="bold" style:font-size-complex="18pt" style:font-weight-complex="bold"/>
    </style:style>
    <style:style style:name="P3" style:family="paragraph" style:parent-style-name="Standard">
      <style:paragraph-properties fo:break-before="page"/>
      <style:text-properties officeooo:rsid="00168dc2" officeooo:paragraph-rsid="00168dc2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style:snap-to-layout-grid="false"/>
      <style:text-properties fo:color="#c0ffff" style:font-name="Times New Roman" fo:font-size="18pt" fo:font-weight="bold" style:font-name-asian="Times New Roman" style:font-size-asian="18pt" style:language-asian="pt" style:country-asian="BR" style:font-weight-asian="bold" style:font-size-complex="18pt" style:font-weight-complex="bold"/>
    </style:style>
    <style:style style:name="P5" style:family="paragraph" style:parent-style-name="Standard">
      <style:paragraph-properties fo:margin-top="0.1902in" fo:margin-bottom="0.1902in" style:contextual-spacing="true" fo:line-height="100%" fo:text-align="justify" style:justify-single-word="false"/>
      <style:text-properties style:font-name="Times New Roman" fo:font-size="12pt" officeooo:paragraph-rsid="00168dc2" style:font-name-asian="Times New Roman" style:font-size-asian="12pt" style:language-asian="pt" style:country-asian="BR" style:font-size-complex="12pt"/>
    </style:style>
    <style:style style:name="P6" style:family="paragraph" style:parent-style-name="Standard">
      <style:paragraph-properties fo:margin-top="0.1902in" fo:margin-bottom="0.1902in" style:contextual-spacing="true" fo:line-height="100%" fo:text-align="center" style:justify-single-word="false"/>
      <style:text-properties style:font-name="Times New Roman" fo:font-size="12pt" officeooo:paragraph-rsid="00168dc2" style:font-name-asian="Times New Roman" style:font-size-asian="12pt" style:language-asian="pt" style:country-asian="BR" style:font-size-complex="12pt"/>
    </style:style>
    <style:style style:name="P7" style:family="paragraph" style:parent-style-name="Standard">
      <style:paragraph-properties fo:margin-top="0.1902in" fo:margin-bottom="0.1902in" style:contextual-spacing="true" fo:line-height="100%" fo:text-align="justify" style:justify-single-word="false"/>
      <style:text-properties officeooo:paragraph-rsid="00168dc2"/>
    </style:style>
    <style:style style:name="T1" style:family="text">
      <style:text-properties style:font-name="Times New Roman" fo:font-size="12pt" style:font-name-asian="Times New Roman" style:font-size-asian="12pt" style:language-asian="pt" style:country-asian="BR" style:font-size-complex="12pt"/>
    </style:style>
    <style:style style:name="T2" style:family="text">
      <style:text-properties style:font-name="Times New Roman" fo:font-size="12pt" officeooo:rsid="00168dc2" style:font-name-asian="Times New Roman" style:font-size-asian="12pt" style:language-asian="pt" style:country-asian="BR" style:font-size-complex="12pt"/>
    </style:style>
    <style:style style:name="T3" style:family="text">
      <style:text-properties officeooo:rsid="00168dc2"/>
    </style:style>
    <style:style style:name="T4" style:family="text">
      <style:text-properties fo:font-style="italic" officeooo:rsid="00168dc2" style:font-style-asian="italic" style:font-style-complex="italic"/>
    </style:style>
    <style:style style:name="T5" style:family="text">
      <style:text-properties fo:font-style="normal" officeooo:rsid="00168dc2" style:font-style-asian="normal" style:font-style-complex="normal"/>
    </style:style>
    <style:style style:name="T6" style:family="text">
      <style:text-properties fo:color="#0070e8" style:font-name="Times New Roman" fo:font-size="18pt" fo:font-weight="bold" style:font-name-asian="Times New Roman" style:font-size-asian="18pt" style:language-asian="pt" style:country-asian="BR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4">1<text:span text:style-name="T3">640</text:span>. <text:span text:style-name="T3">O Problema da Contagem</text:span></text:p>
          </table:table-cell>
        </table:table-row>
      </table:table>
      <text:p text:style-name="P5"><text:span text:style-name="T3">Dado dois inteiros </text:span><text:span text:style-name="T4">a </text:span><text:span text:style-name="T5">e </text:span><text:span text:style-name="T4">b</text:span><text:span text:style-name="T5">, nós escrevemos os números entre </text:span><text:span text:style-name="T4">a </text:span><text:span text:style-name="T5">e </text:span><text:span text:style-name="T4">b</text:span><text:span text:style-name="T5">, intervalo fechado, em uma lista. Sua tarefa é calcular o número de ocorrência de cada dígito. Por exemplo, se </text:span><text:span text:style-name="T4">a</text:span><text:span text:style-name="T5"> = 1024 e </text:span><text:span text:style-name="T4">b </text:span><text:span text:style-name="T5">= 1032, a lista irá ser</text:span></text:p>
      <text:p text:style-name="P6"><text:span text:style-name="T5">1024 1025 1026 1027 1028 1029 1030 1031 1032</text:span></text:p>
      <text:p text:style-name="P5"><text:span text:style-name="T5">há dez 0's na lista, dez 1's, sete 2's, três 3's, e etc.</text:span></text:p>
      <text:p text:style-name="P5"/>
      <text:p text:style-name="P7"><text:span text:style-name="T6">Entrada</text:span></text:p>
      <text:p text:style-name="P7"/>
      <text:p text:style-name="P7"><text:span text:style-name="T1">A entrada </text:span><text:span text:style-name="T2">consiste de no máximo 500 linhas. Cada linha contem dois números a e b onde 0 &lt; a, b &lt; 100000000. A entrada é terminada por uma linha ‘0 0’, que não é considerada como parte da entrada.</text:span></text:p>
      <text:p text:style-name="P2">Exemplo de Entrada</text:p>
      <text:p text:style-name="P1">4</text:p>
      <text:p text:style-name="P1">0 -2 -7 <text:s/>0 9 <text:s/>2 -6 <text:s/>2</text:p>
      <text:p text:style-name="P1">-4 <text:s/>1 -4 <text:s/>1 -1</text:p>
      <text:p text:style-name="P1">8 <text:s/>0 -2</text:p>
      <text:p text:style-name="P2">Exemplo de Saída</text:p>
      <text:p text:style-name="P1">15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Digiampietri</meta:initial-creator>
    <meta:creation-date>2010-08-09T09:09:11.14</meta:creation-date>
    <dc:date>2016-04-10T21:31:14.473396090</dc:date>
    <dc:creator>Luis Silva</dc:creator>
    <meta:editing-duration>PT33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13" meta:word-count="136" meta:character-count="620" meta:non-whitespace-character-count="491"/>
  </office:meta>
</office:document-meta>
</file>